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9/01/2018 V0.8.23</text:p>
      <text:p text:style-name="P3">Ajout</text:p>
      <text:list xml:id="list7840079108714927129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1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28406751" text:continue-numbering="true" text:style-name="WWNum4">
        <text:list-item>
          <text:p text:style-name="P6">L'application ne peux désormais n'avoir qu'une seule instance active</text:p>
          <text:p text:style-name="P11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28424175" text:continue-numbering="true" text:style-name="WWNum4">
        <text:list-header>
          <text:p text:style-name="P11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28428505" text:continue-numbering="true" text:style-name="WWNum4">
        <text:list-item>
          <text:p text:style-name="P6">A propos : Petite modification</text:p>
          <text:p text:style-name="P11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8432084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<text:soft-page-break/>Ajout</text:p>
      <text:list xml:id="list28418817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1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28406669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1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28433505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<text:soft-page-break/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1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28403052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28428004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1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28415785" text:continue-numbering="true" text:style-name="WWNum4">
        <text:list-item>
          <text:p text:style-name="P6"><text:soft-page-break/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1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28428560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28412200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28429740" text:continue-numbering="true" text:style-name="WWNum4">
        <text:list-item>
          <text:p text:style-name="P6">Amélioration de la lisibilité du Pokédex</text:p>
          <text:p text:style-name="P11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28417834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<text:soft-page-break/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1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28411202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28433464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28422355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<text:soft-page-break/>Statistiques des pokémon : est régional (et classement pokedex)</text:p>
        </text:list-item>
      </text:list>
      <text:p text:style-name="P2">Bug Fix</text:p>
      <text:list xml:id="list28411642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28419917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28426733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2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8414840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28425737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<text:soft-page-break/>Bug dev des types mal intégré en modifiant</text:p>
        </text:list-item>
      </text:list>
      <text:p text:style-name="P1">12/12/2017 V0.8.2</text:p>
      <text:p text:style-name="P1">Ajout</text:p>
      <text:list xml:id="list28415602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28419032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28416759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28405266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28428300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8412464" text:continue-numbering="true" text:style-name="WWNum4">
        <text:list-item>
          <text:p text:style-name="P5"><text:soft-page-break/>Version mac et linux</text:p>
        </text:list-item>
      </text:list>
      <text:p text:style-name="P1">Bug Fix</text:p>
      <text:list xml:id="list28423613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28407456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8433678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2482239458015194191" text:style-name="WWNum5">
        <text:list-item>
          <text:p text:style-name="P9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8414836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28427355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28426703" text:continue-numbering="true" text:style-name="WWNum5">
        <text:list-item>
          <text:p text:style-name="P9"><text:soft-page-break/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8423085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28413778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><text:soft-page-break/></text:p>
      <text:p text:style-name="P1">14/11/2017 V0.7.12</text:p>
      <text:p text:style-name="P1">Ajout</text:p>
      <text:list xml:id="list28432601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28431959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28426586" text:continue-numbering="true" text:style-name="WWNum5">
        <text:list-item>
          <text:p text:style-name="P9"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8426440" text:continue-numbering="true" text:style-name="WWNum5">
        <text:list-item>
          <text:p text:style-name="P9"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28409932" text:continue-numbering="true" text:style-name="WWNum5">
        <text:list-item>
          <text:p text:style-name="P9"><text:soft-page-break/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8428999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5567922533872353500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28428531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28412809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8428970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28409359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8426554" text:continue-numbering="true" text:style-name="WWNum14">
        <text:list-item>
          <text:p text:style-name="P10"><text:soft-page-break/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8414114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28411102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28424513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28409734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8409437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28432663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59</meta:editing-cycles>
    <meta:creation-date>2017-11-19T07:24:00</meta:creation-date>
    <dc:date>2018-01-19T08:22:14.10</dc:date>
    <meta:editing-duration>P7DT6H39M4S</meta:editing-duration>
    <meta:generator>OpenOffice/4.1.4$Win32 OpenOffice.org_project/414m5$Build-9788</meta:generator>
    <meta:document-statistic meta:table-count="0" meta:image-count="0" meta:object-count="0" meta:page-count="12" meta:paragraph-count="325" meta:word-count="2493" meta:character-count="13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